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cherche [h]</text:p>
          </table:table-cell>
          <table:table-cell office:value-type="string" calcext:value-type="string">
            <text:p>Dev [h]</text:p>
          </table:table-cell>
          <table:table-cell office:value-type="string" calcext:value-type="string">
            <text:p>Rapport [h]</text:p>
          </table:table-cell>
          <table:table-cell office:value-type="string" calcext:value-type="string">
            <text:p>Admin [h]</text:p>
          </table:table-cell>
        </table:table-row>
        <table:table-row table:style-name="ro1">
          <table:table-cell office:value-type="date" office:date-value="2022-03-02" calcext:value-type="date">
            <text:p>02.03.22</text:p>
          </table:table-cell>
          <table:table-cell office:value-type="string" calcext:value-type="string">
            <text:p>Organisation du repo Github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3-04" calcext:value-type="date">
            <text:p>04.03.22</text:p>
          </table:table-cell>
          <table:table-cell office:value-type="string" calcext:value-type="string">
            <text:p>Préparer le rapport latex</text:p>
            <text:p>Cahier des charges</text:p>
          </table:table-cell>
          <table:table-cell table:number-columns-repeated="4"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15:25:22.68679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6:37:01.273823970</meta:creation-date>
    <dc:date>2022-03-04T15:25:52.795795516</dc:date>
    <meta:editing-duration>PT7M16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